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Neue" svg:font-family="HelveticaNeu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style>
    <style:style style:name="P2" style:family="paragraph" style:parent-style-name="Standard" style:list-style-name="L1">
      <style:paragraph-properties fo:margin-left="0in" fo:margin-right="0in" fo:margin-top="0in" fo:margin-bottom="0in" style:contextual-spacing="false" fo:text-align="start" style:justify-single-word="false" fo:orphans="2" fo:widows="2" fo:text-indent="0in" style:auto-text-indent="false"/>
    </style:style>
    <style:style style:name="P3" style:family="paragraph" style:parent-style-name="Standard" style:master-page-name="PM2">
      <style:paragraph-properties fo:margin-left="0in" fo:margin-right="0in" fo:margin-top="0in" fo:margin-bottom="0in" style:contextual-spacing="false" fo:text-align="start" style:justify-single-word="false" fo:orphans="2" fo:widows="2" fo:text-indent="0in" style:auto-text-indent="false" style:page-number="auto"/>
      <style:text-properties fo:color="#000000" loext:opacity="100%" style:font-name="HelveticaNeue" fo:font-size="11pt" fo:language="en" fo:country="US" style:font-name-asian="HelveticaNeue" style:font-size-asian="11pt" style:font-name-complex="HelveticaNeue" style:font-size-complex="11pt"/>
    </style:style>
    <style:style style:name="P4"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fo:language="en" fo:country="US" style:font-name-asian="HelveticaNeue" style:font-size-asian="11pt" style:font-name-complex="HelveticaNeue" style:font-size-complex="11pt"/>
    </style:style>
    <style:style style:name="P5" style:family="paragraph" style:parent-style-name="Standard" style:list-style-name="L1">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fo:language="en" fo:country="US" style:font-name-asian="HelveticaNeue" style:font-size-asian="11pt" style:font-name-complex="HelveticaNeue" style:font-size-complex="11pt"/>
    </style:style>
    <style:style style:name="P6" style:family="paragraph" style:parent-style-name="Standard" style:list-style-name="L1">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fo:language="en" fo:country="US" fo:font-style="italic" style:text-underline-style="solid" style:text-underline-width="auto" style:text-underline-color="font-color" fo:font-weight="bold" style:font-name-asian="HelveticaNeue" style:font-size-asian="11pt" style:font-style-asian="italic" style:font-weight-asian="bold" style:font-name-complex="HelveticaNeue" style:font-size-complex="11pt" style:font-style-complex="italic" style:font-weight-complex="bold"/>
    </style:style>
    <style:style style:name="T1" style:family="text">
      <style:text-properties fo:color="#000000" loext:opacity="100%" style:font-name="HelveticaNeue" fo:font-size="11pt" fo:language="en" fo:country="US" style:font-name-asian="HelveticaNeue" style:font-size-asian="11pt" style:font-name-complex="HelveticaNeue" style:font-size-complex="11pt"/>
    </style:style>
    <style:style style:name="T2" style:family="text">
      <style:text-properties fo:color="#000000" loext:opacity="100%" style:font-name="HelveticaNeue" fo:font-size="11pt" fo:language="en" fo:country="US" fo:font-weight="bold" style:font-name-asian="HelveticaNeue" style:font-size-asian="11pt" style:font-weight-asian="bold" style:font-name-complex="HelveticaNeue" style:font-size-complex="11pt" style:font-weight-complex="bold"/>
    </style:style>
    <style:style style:name="T3" style:family="text">
      <style:text-properties fo:color="#000000" loext:opacity="100%" style:font-name="HelveticaNeue" fo:font-size="11pt" fo:language="en" fo:country="US" fo:font-style="italic" style:font-name-asian="HelveticaNeue" style:font-size-asian="11pt" style:font-style-asian="italic" style:font-name-complex="HelveticaNeue" style:font-size-complex="11pt" style:font-style-complex="italic"/>
    </style:style>
    <style:style style:name="T4" style:family="text">
      <style:text-properties fo:color="#000000" loext:opacity="100%" style:font-name="HelveticaNeue" fo:font-size="11pt" fo:language="en" fo:country="US" fo:font-style="italic" style:text-underline-style="solid" style:text-underline-width="auto" style:text-underline-color="font-color" fo:font-weight="bold" style:font-name-asian="HelveticaNeue" style:font-size-asian="11pt" style:font-style-asian="italic" style:font-weight-asian="bold" style:font-name-complex="HelveticaNeue" style:font-size-complex="11pt" style:font-style-complex="italic" style:font-weight-complex="bold"/>
    </style:style>
    <text:list-style style:name="L1">
      <text:list-level-style-number text:level="1" text:style-name="Numbering_5f_Symbols" loext:num-list-format="%1%." style:num-suffix="." style:num-format="A">
        <style:list-level-properties text:min-label-width="0.1756in"/>
      </text:list-level-style-number>
      <text:list-level-style-number text:level="2" text:style-name="Numbering_5f_Symbols" loext:num-list-format="%1%.%2%." style:num-suffix="." style:num-format="A" text:display-levels="2">
        <style:list-level-properties text:space-before="0.25in" text:min-label-width="0.1756in"/>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journey to learn programming</text:p>
      <text:p text:style-name="P1"/>
      <text:p text:style-name="P4">Learning to code is something akin to speaking another language. It enables you to perform things and connect with technologies in ways one may have considered impossible. Learning to program will fundamentally change the way an individual will approach a problem. I can sit here and write a few novels worth of informational insight onto the internal workings of low level system designs, exploitation creation, network security, cloud architecture, DevOps pipelines, development paradigms, and fault tolerant systems designs but it won’t help you learn how to write a basic program. All of those high level concepts leverage the starting knowledge of creating the humble computer program. Computers are best at performing a simple and deterministically task in perpetuity with impeccable accuracy and repeatability. Though, they should be designed in a way which is maintainable, simple and intuitive to understand, and easily transferable to avoid the ‘bus problem’. You should always imagine the next person maintaining your current codebase as a raving lunatic who has your current address and the means, motive, and opportunity to track you down to hold you accountable. </text:p>
      <text:p text:style-name="P1"/>
      <text:p text:style-name="P4">The best way to learn how to code is to actually, ya know, write more code. Below is a step by step guide to becoming an entry level programmer who can automate simple tasks to introduce concepts and dangle the depths of information within the software engineering field. </text:p>
      <text:p text:style-name="P1"/>
      <text:list text:style-name="L1">
        <text:list-item>
          <text:p text:style-name="P2"><text:span text:style-name="T2">Download an IDE (Integrated Development Environment)</text:span><text:span text:style-name="T1">. I would recommend VSCode. It is the #1 downloaded and used utility for creating programs in all shapes. From backend, frontend, DevOps and most all other development teams use this tool or development purposes.  </text:span><text:a xlink:type="simple" xlink:href="https://code.visualstudio.com/download" text:style-name="Internet_20_link" text:visited-style-name="Visited_20_Internet_20_Link">https://code.visualstudio.com/download</text:a><text:span text:style-name="T1"> &gt; Use this link to download the required software to begin coding. Learning the in’s n out’s of your selected development environment is the true mark of a craftsman. No one wants to work with the attorney who complains about the laws not being designed for their latest client. If you can get good with your selected tooling then the development process will require less friction and it will, shockingly, become </text:span><text:span text:style-name="T3">fun</text:span><text:span text:style-name="T1">!</text:span></text:p>
        </text:list-item>
        <text:list-item>
          <text:p text:style-name="P6">Only perform this step if you are using a Windows based computer: MacOS/Linux come with Python already integrated into the Operating System (OS). </text:p>
          <text:list>
            <text:list-item>
              <text:p text:style-name="P2"><text:span text:style-name="T1">Download Python using this link &gt; </text:span><text:a xlink:type="simple" xlink:href="https://www.python.org/downloads/release/python-3113/" text:style-name="Internet_20_link" text:visited-style-name="Visited_20_Internet_20_Link">https://www.python.org/downloads/release/python-3113/</text:a><text:span text:style-name="T1"> &gt; Download the 64bit installer, please</text:span></text:p>
            </text:list-item>
          </text:list>
        </text:list-item>
        <text:list-item>
          <text:p text:style-name="P2"><text:span text:style-name="T1">Now that the programming language has been installed locally and the simplest of development environments have been successfully obtained, you shall continue onto the hard work. Download this free book online. Make sure to skip the ‘initial setup’ portion since we have already done it in completion and avoided using archaic, deprecated, and irrelevant tooling. </text:span><text:a xlink:type="simple" xlink:href="http://do1.dr-chuck.com/pythonlearn/EN_us/pythonlearn.pdf" text:style-name="Internet_20_link" text:visited-style-name="Visited_20_Internet_20_Link">http://do1.dr-chuck.com/pythonlearn/EN_us/pythonlearn.pdf</text:a><text:span text:style-name="T1"> &gt; Here is the link to the book. </text:span><text:span text:style-name="T2">You can skip ahead to page 3, titled, ‘Computer Hardware &amp; Architecture’</text:span></text:p>
        </text:list-item>
        <text:list-item>
          <text:p text:style-name="P5"><text:soft-page-break/>Message me if you require any help or clarifications. Programming is both abstract and extremely literal. Some of the abstract concepts need to be wrestled with to properly understand why a certain snippet of code does this or that. I highly recommend the ‘rubber ducky’ approach. If you are stuck on a particularly difficult problem or coding exercise, explain the problem in excruciating detail aloud, as if you were attempting to explain the problem to that one aunt who barely can work her iPhone. At some point during this talking process the problem should click in its understanding and the solution with present itself. Good luck and try not to crack the brick wall in front of you hitting your head against it too oft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Neue" svg:font-family="HelveticaNeu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5f_Symbols" style:display-name="Numbering_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document-statistic meta:table-count="0" meta:image-count="0" meta:object-count="0" meta:page-count="2" meta:paragraph-count="8" meta:word-count="589" meta:character-count="3742" meta:non-whitespace-character-count="3162"/>
  </office:meta>
</office:document-meta>
</file>